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(Corps)_x0000_" svg:font-family="'Calibri (Corps)_x0000_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93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2.82mm" fo:break-before="auto" style:use-optimal-row-height="false"/>
    </style:style>
    <style:style style:name="ro3" style:family="table-row">
      <style:table-row-properties style:row-height="11.99mm" fo:break-before="auto" style:use-optimal-row-height="true"/>
    </style:style>
    <style:style style:name="ro4" style:family="table-row">
      <style:table-row-properties style:row-height="11.99mm" fo:break-before="auto" style:use-optimal-row-height="false"/>
    </style:style>
    <style:style style:name="ro5" style:family="table-row">
      <style:table-row-properties style:row-height="13.76mm" fo:break-before="auto" style:use-optimal-row-height="fals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5.64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2f55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8faa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ae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ce181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5822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ce181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5822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 table:print-ranges="Feuil1.A1:Feuil1.C93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griculture, Bois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5"/>Filière boi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 1&amp;2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orêt et bois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rchitecture Paysage, Urbanisme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Géographie et aménagement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Géographie sociale et culturelle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Etudes urbaines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Métiers de l'aménagement du territoire et de l'urbanisme - Assistant chef de projet en aménagement de l'espace</text:p>
          </table:table-cell>
          <table:table-cell table:style-name="ce16" office:value-type="string" calcext:value-type="string">
            <text:p>UPEM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nie urbain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urbain <text:s/>- Développement Urbain Durable (DUD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urbain <text:s/>- Ingénierie de la Maîtrise d’Œuvre Architecturale et Urbaine (IMOAU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&amp;2 Génie urbain - Management et Ingénierie des Services à l’Environnement (MISE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 Urbanisme et aménagement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Programmation, projet et management urbain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Développement et Territoires: ressources, politiques et stratégies (DETER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Développement urbain intégré : stratégies et projets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Alternatives urbaines, démarches expérimentales et Espaces publics (AUDE)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Habitat et renouvellement urbain (HRU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Environnements urbains : stratégies, projets, services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Transport, mobilité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Urbanisme et expertise internationale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Urbanisme et aménagement - Maîtrise d'ouvrage des projets urbains <text:s/>(MOPU)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EUP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nie Civil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Mécanique, Matériaux et Structures pour la Construction et les Transports <text:s/>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Ingénierie de projet en Génie Civil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Mécanique des sols, des roches et des ouvrages dans leur environnement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&amp;2 Géographie - Espaces, Sociétés, Territoires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Histoire - Diagnostic historique et aménagement urbain </text:p>
          </table:table-cell>
          <table:table-cell table:style-name="ce6" office:value-type="string" calcext:value-type="string">
            <text:p>UPEM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iplômes d'architectur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études en architecture (DEEA)</text:p>
          </table:table-cell>
          <table:table-cell table:number-columns-repeated="2" table:style-name="ce26" office:value-type="string" calcext:value-type="string">
            <text:p>EAV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État d’architecte (ADE)</text:p>
          </table:table-cell>
          <table:table-cell table:number-columns-repeated="2" table:style-name="ce26" office:value-type="string" calcext:value-type="string">
            <text:p>EAV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e spécialisation et d’approfondissement en architecture « architecte-urbaniste »</text:p>
          </table:table-cell>
          <table:table-cell table:number-columns-repeated="2" table:style-name="ce26" office:value-type="string" calcext:value-type="string">
            <text:p>EAVT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ère spécialisé ®️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stère spécialisé « Photogrammétrie, positionnement et mesure de déformations »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rmée - Sécurité 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5"/>Défens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électroniques intelligent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ingénieur en géomatique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5"/>Sécurité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Cybersécurité des systèmes d’information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rts - Artisanat - Culture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5"/>Art - Design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Arts - Musique et Métiers du Son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Arts - Études Visuelles, Multimédia et Arts Numériqu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design - Design packaging et objet graph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design - Management de Projets en Communication et Industries Graphiqu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Arts numériques et cultures visuell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Musique et Informatique Musicale (MIM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Création et arts sonor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Musique et Production musical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5"/>Arts du spectacl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Arts - Cinéma et Audiovisue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Cinéma et audiovisuel (CAV)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Culture et patrimoin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uide conférencier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Arts, Lettres et Civilisations - Littérature, Savoirs et Culture Numérique (LSCN) <text:s text:c="2"/>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Mod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e la mod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ssurance - Banque - Finance </text:p>
          </table:table-cell>
          <table:covered-table-cell table:number-columns-repeated="2" table:style-name="ce2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Licence professionnelle Banque assurance, assurance, finance - Chargé de clientèle</text:p>
          </table:table-cell>
          <table:table-cell table:style-name="ce27" office:value-type="string" calcext:value-type="string">
            <text:p>CFA Descartes</text:p>
            <text:p>IUT Marne-la-Vallée</text:p>
          </table:table-cell>
          <table:table-cell table:style-name="ce27" office:value-type="string" calcext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Finance Banque et assuranc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thématiques et applications - Financ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&amp;2 Actuaria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udiovisuel - Information - Communication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Audiovisuel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ystèmes Audiovisuels Numériques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dministration de Réseaux Scéniques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chniques du son et de l'image - Gestion de la production audiovisuell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Communica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étiers du multimédia et de l'internet (MMI)</text:p>
          </table:table-cell>
          <table:table-cell table:style-name="ce29" office:value-type="string" calcext:value-type="string">
            <text:p>IUT Marne-la-Vallée</text:p>
          </table:table-cell>
          <table:table-cell table:style-name="ce29" office:value-type="string" calcext:value-type="string">
            <text:p>IUT Champs e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e la Communication : chargé de communication des  collectivités territoriales et </text:p>
            <text:p>des association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u Tourisme : commercialisation des produits touristiques - Nouvelles technologies de l'Information et de la Communication (NTIC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ciences sociales - Communication des entreprises et médias sociaux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Édition - librairie - bibliothèque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Lettres Modernes Appliqué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livre : édition et commerce du livre - Fabrication du livre imprimé et numér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étiers du livre et de l'édition - Edition Livre papier et numériqu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Traduction - interpréta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Langues, littératures et civilisations étrangères et régionales - Anglais ou Espagno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L2 Langues Etrangères appliquées - Anglais-Allemand ou Anglais-Espagno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Langues Etrangères appliquées - Anglais-Allemand ou Anglais-Espagnol Traduction spécialisé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Traduction et interprétation - Traduction spécialisé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Construction durable - Bâtiment et Travaux publics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Bâtiment et travaux public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 (Diplôme d'Université)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mpagnon du bâtiment durable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/>
          <table:table-cell table:style-name="ce3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DUT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nie civil - Construction durable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BT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omètre-géomaticien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e l'aménagement du territoire et de l'urbanisme - Assistant chef de projet en aménagement de l'espac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BTP : Génie civil et construction - Management de la conduite de travaux en bâti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u BTP : Génie civil et construction - Projeteur en bureau d'études : Dessin, conception, modélisation-BIM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BTP : Génie civil et construction - Economie de la construction en contexte européen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BTP : Bâtiment et Construction - Conduite de Chantiers en Bâtiment (Maisons Individuelles)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P Chargé d'affaire en Agence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nie urbain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urbain <text:s/>- Développement Urbain Durable (DUD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urbain - Ingénierie de la Maîtrise d’Œuvre Architecturale et Urbaine (IMOAU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Génie urbain - Management et Ingénierie des Services à l’Environnement (MISE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Droit - Économie - Gestion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Comptabilité - Gestion - Ressources humaines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BT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mptabilité gestion (CG) </text:p>
          </table:table-cell>
          <table:table-cell table:number-columns-repeated="2" table:style-name="ce6" office:value-type="string" calcext:value-type="string">
            <text:p>CFA Descar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entreprises et des administrations - Gestion comptable et financière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entreprises et des administrations - Gestion des Ressources humaines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entreprises et des administrations - Gestion et management des organisations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L2 Economie et gestion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Gestion des entrepris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Économi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Management internationa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Comptabilité, contrôle et audi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Management commercial et de la relation cli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5">
          <table:table-cell table:style-name="ce16" office:value-type="string" calcext:value-type="string">
            <text:p>Management opérationnel des entreprises (MOE)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et pilotage des ressources humaines (GPRH)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gencement - Chargé d'Affaires en Agence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7" office:value-type="string" calcext:value-type="string">
            <text:p>DCG</text:p>
          </table:table-cell>
          <table:table-cell table:style-name="ce1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e comptabilité et de gestion (DCG)</text:p>
          </table:table-cell>
          <table:table-cell table:number-columns-repeated="2" table:style-name="ce6" office:value-type="string" calcext:value-type="string">
            <text:p>CFA Descartes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7" office:value-type="string" calcext:value-type="string">
            <text:p>DSCG</text:p>
          </table:table-cell>
          <table:table-cell table:style-name="ce1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supérieur de comptabilité et de gestion (DSCG)</text:p>
          </table:table-cell>
          <table:table-cell table:number-columns-repeated="2" table:style-name="ce6" office:value-type="string" calcext:value-type="string">
            <text:p>CFA Descar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Intelligence économ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telligence économique - Gestion des Connaissances, Patrimoine Immatériel et Innovation (GCPII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telligence économique - Influence, Lobbying et médias sociaux (ILMS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telligence économique - Intelligence Stratégique, Analyse des Risques et Territoires (ISART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M1&amp;2 Comptabilité, contrôle, audi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Economie appliquée - Data Analys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appliquée - Data Analyst Expertise de l'emploi et des RH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appliquée - Data Analyst Etudes de marché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appliquée - Data Analyst Etudes pour l'aménagement et l'urbanism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&amp;2 Gestion des ressources humaines et mobilité international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Droit - Justic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nagement et droit des affaires immobilières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seignement - Recherche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Enseignemen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PRÉPA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Préparation à l'agrégation de Mathématiques - Propédeutique à la préparation concours interne agrégation mathématique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Lettr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Lettres - Lettres Modern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Lettres - Enseignement du 1er degr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Enseignement du 1er degr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Enseignement du 2nd degr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Histoire - Enseignement du 1er degr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Histoire - Enseignement du 2nd degr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3 Sociologie - Métiers de l'enseigne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1&amp;2 Métiers de l’enseignement, de l’éducation et de la formation (MEEF), 1er degré - Education à l'environnement et au développement durabl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M1&amp;2 Métiers de l’enseignement, de l’éducation et de la formation (MEEF), 2nd degré - Anglais ou espagnol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étiers de l’enseignement, de l’éducation et de la formation (MEEF), 1er degré - Lettre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étiers de l’enseignement, de l’éducation et de la formation (MEEF), 2nd degré - Lettre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étiers de l’enseignement, de l’éducation et de la formation (MEEF), 2nd degré - Mathématique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9" office:value-type="string" calcext:value-type="string">
            <text:p>M1&amp;2 Métiers de l’enseignement, de l’éducation et de la formation (MEEF), 1er degré - Histoire Géographi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9" office:value-type="string" calcext:value-type="string">
            <text:p>M1&amp;2 Métiers de l’enseignement, de l’éducation et de la formation (MEEF), 2nd degré - Histoire Géographi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>
            <text:p>M1&amp;2 Métiers de l’enseignement, de l’éducation et de la formation (MEEF), 1er degré - Education Physique et Sportiv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>
            <text:p>M1&amp;2 Métiers de l’enseignement, de l’éducation et de la formation (MEEF), 2nd degré - Education Physique et Sportiv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Recherch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on géographique : analyse spatiale et télédétection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artographie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 Arts, Lettres et Civilisations - Mondes anglophones. Discours, cultures, cré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Arts, Lettres et Civilisations - Mondes anglophones. Discours, cultures, cré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1 Arts, Lettres et Civilisations - Mondes hispanophones. Ecritures, cultures, cré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Arts, Lettres et Civilisations - Mondes hispanophones. Ecritures, cultures, cré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ère spécialisé ®️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hotogrammétrie, positionnement et mesures de déformations 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ingénieur en géomatique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octora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 calcext:value-type="string">
            <text:p>Intitulé Formation</text:p>
          </table:table-cell>
          <table:table-cell table:style-name="ce21" office:value-type="string" calcext:value-type="string">
            <text:p>école </text:p>
          </table:table-cell>
          <table:table-cell table:style-name="ce21" office:value-type="string" calcext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Organisations, Marchés, Institution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Organisations, Marchés, Institution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Sciences de la Vie et de la Santé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Cultures et Société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Santé Publique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Agriculture Alimentation Biologie Environnement Santé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Organisations, Marchés, Institution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Organisations, Marchés, Institution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Ville, Transports et Territoire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Sciences, Ingénierie et Environnement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Agriculture Alimentation Biologie Environnement Santé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Sciences, Ingénierie et Environnement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Ville, Transports et Territoire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Agriculture Alimentation Biologie Environnement Santé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Mathématiques et STIC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Culture et Société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Mathématiques et STIC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Organisations, Marchés, Institution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École doctorale Cultures et Sociétés</text:p>
          </table:table-cell>
          <table:table-cell table:style-name="ce31" office:value-type="string" calcext:value-type="string">
            <text:p>Comue UPE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Énergie – Environnement - Qualité</text:p>
          </table:table-cell>
          <table:covered-table-cell table:number-columns-repeated="2" table:style-name="ce2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Énergi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nie thermique et énergie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et maintenance des installations énergétiques 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erformance énergétique environnementale des bâtiments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Vente de produits et services énergétiques</text:p>
          </table:table-cell>
          <table:table-cell table:style-name="ce7" office:value-type="string" calcext:value-type="string">
            <text:p>IUT Marne-la-Vallée</text:p>
          </table:table-cell>
          <table:table-cell table:style-name="ce7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Énergies renouvelables et efficacité énergétiqu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ère spécialisé ®️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etroleum Data Management 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Environnement - Qualité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ociologie - Métiers de la ville et de l'environne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32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omatique et environnement </text:p>
          </table:table-cell>
          <table:table-cell office:value-type="string" calcext:value-type="string">
            <text:p>ENSG</text:p>
          </table:table-cell>
          <table:table-cell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Qualité, hygiène, sécurité,santé, environnement</text:p>
          </table:table-cell>
          <table:table-cell table:style-name="ce33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aintenance et technologie : systèmes pluritechniques - Technologies et équipements du véhicule - TEV</text:p>
            <text:p>option Equipements électriques électroniques du véhicule (3EV)</text:p>
          </table:table-cell>
          <table:table-cell table:style-name="ce34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e la protection et de la gestion de l'environnement - Technicien spécialisé en dépollution des sites pollué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Qualité, Hygiène, Sécurité (QSE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Qualité, Hygiène, Sécurité - Qualité Maintenance Sûreté (QMS)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Risques et environnement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Risques et environnement - Environnement et géomatériaux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Risques et environnement - Géorisque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2 Développement durable, management environnemental et géomatique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Énergies renouvelables et efficacité énergétique 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Gestion administrative - Transport - Logistique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Logistique et transpor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nagement de la chaine du froid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Transport, mobilités, réseaux - Transport, Mobilité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ôtellerie - Restauration - Tourisme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Hôtellerie, restaura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Organisation et gestion des établissements hôteliers et de restauration - Restauration Collective et Commercial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Organisation et gestion des établissements hôteliers et de restauration - Management International de l'Hôtelleri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Tourism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angues Etrangères appliquées - Anglais-Espagnol - <text:s/>Tourisme ou Anglais-Allemand – Tourism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uide conférencier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étiers du Tourisme : commercialisation des produits touristiques - Nouvelles technologies de l'Information et de la Communication (NTIC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Tourisme et des Loisirs - Management de casino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ourisme et loisirs sportif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Tourism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Tourisme - Destination managemen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Tourisme - Luxury and hospitality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Tourisme - Meeting and event industry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Industries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Automobile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anisation, management des services de l'automobile - Après-vent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anisation, management des services de l'automobile - Recyclage et valorisation des véhicul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embarqué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électronique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Électronique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électronique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embarqués 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lectronique et Informatique (systèmes communicants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Maintenanc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aintenance des systèmes industriels, de production et d'énergie - Maintenance industrielle et sûreté des process</text:p>
          </table:table-cell>
          <table:table-cell table:style-name="ce35" office:value-type="string" calcext:value-type="string">
            <text:p>UPEM </text:p>
          </table:table-cell>
          <table:table-cell table:style-name="ce35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aintenance et technologie : systèmes pluritechniques - Organisation et management des services maintenance engins, transports et équipements - OMSMETE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aintenance et technologie : systèmes pluritechniques - Technologies et équipements du véhicule (TEV)</text:p>
            <text:p>option Carrosserie et revêtement des véhicules (CRV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aintenance et technologie : systèmes pluritechniques - Technologies et équipements du véhicule - TEV</text:p>
            <text:p>option Equipements électriques électroniques du véhicule (3EV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intenance et fiabilité des processus industriel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Mécaniqu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hysique, chimie - Mécan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Mécaniqu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écanique - Modélisation et Simulation en Mécanique des Solides (MS2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écanique - Modélisation et simulation en Mécanique des fluides et transferts thermiques (MFT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écanique - Approches Multi Echelle pour les Matériaux et les Structures (AMMS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can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Verre, béton, céramique - Matériaux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Sciences et génie des matériaux - Sciences et génie des matériaux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Sciences et génie des matériaux - Matériaux Avancés et Nanomatériaux (MAN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Sciences et génie des matériaux - Science des Matériaux pour la Construction Durable (SMCD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Génie Civil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nie civil - Construction durable</text:p>
          </table:table-cell>
          <table:table-cell table:style-name="ce26" office:value-type="string" calcext:value-type="string">
            <text:p>IUT Marne-la-Vallée</text:p>
          </table:table-cell>
          <table:table-cell table:style-name="ce2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nie Civi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Mécanique, Matériaux et Structures pour la Construction et les Transport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Ingénierie de projet en Génie Civi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nie Civil - Mécanique des sols, des roches et des ouvrages dans leur environnemen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nie civi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Génie insustriel - Génie urbai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L1 Sciences pour l'ingénieur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L2&amp;L3 Sciences pour l'ingénieur - Génie industrie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L2&amp;L3 Sciences pour l'ingénieur - Génie urbain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L2 Sciences pour l'ingénieur - Ingénierie des organis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L3 Sciences pour l'ingénieur - Ingénierie des organisations option Efficacité Energétique en Génie Climatique (2EGC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L3 Sciences pour l'ingénieur - Ingénierie des organisations option Assistant Management de Projet Industriel (AMPI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L3 Sciences pour l'ingénieur - Ingénierie des organisations option Qualité Sécurité Environnement Développement Durable (QSE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M1 Génie Industrie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M2 Génie Industriel - Ingénierie de la Production et Conception de Produits (IPCP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M2 Génie Industriel - Maintenance et Maitrise des Risques Industriels (MMRI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Filière Génie industriel 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6">
          <table:table-cell table:style-name="ce13" office:value-type="string" calcext:value-type="string">
            <text:p>Filière Génie industriel - supply chain et numérique en apprentissag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3"/>Physique - Chimi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Physique, chimi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Physique, chimie - Chimie et applic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Physique, chimie - Sciences physiques - anglai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Chimi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himie - Chimie des Molécules Bioactive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himie - Analyse et Assurance Qualité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himie - Polymères Fonctionnel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himie - Physico-Chimie Moléculaire et Application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Informatique - Internet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Informatique &amp; Réseaux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nformatique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informat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éseaux Entreprises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Qualité, Hygiène, Sécurité - Qualité Sécurité Informatique (QSI)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omat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omatique - Information Géographique: Analyse Spatiale et Télédétection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Géomatique - Technologies des Systèmes d'Information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Informat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que - Informatique fondamental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que - Logiciel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que - Sciences de l'imag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que - Systèmes et Services pour l'Internet des Objet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Datascience et intelligence artificiell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nformat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Jeu vidéo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Informatique et applications 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Informatique et numérique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multimédia et de l'internet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 et Meau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BT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omètre-géomaticien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onception, rédaction et réalisation web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dministration de Réseaux Scéniques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a xlink:href="http://iut.u-pem.fr/formations/licences-professionnelles/licences-professionnelles/licence-professionnelle-systemes-audiovisuels-numeriques/" xlink:type="simple">Systèmes Audiovisuels Numériques</text:a>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éomatique et environnement - parcours « imagerie 3D »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Géomatique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Technologies des systèmes d’information géographique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Information géographique : analyse spatiale et télédétection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Cartographie 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ciences sociales - Cultures et métiers du web (CMW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Sciences sociales - Etudes numériques et innovation (Numi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Mastère spécialisé ®️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hotogrammétrie, positionnement et mesure de déformations 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o Business Intelligence 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etroleum Data Management 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Informatiqu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Cybersécurité des systèmes d’information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Datascience et intelligence artificiell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embarqué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électroniques intelligents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Génie industriel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Biotechnologies et e-santé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Energie – Energies renouvelables et efficacité énergétiqu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Réseaux et sécurité en apprentissag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Informatique et applications en apprentissag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Systèmes embarqués en apprentissage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Génie industriel en apprentissage 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ingénieur en géomatique</text:p>
          </table:table-cell>
          <table:table-cell table:number-columns-repeated="2" table:style-name="ce6" office:value-type="string" calcext:value-type="string">
            <text:p>ENS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mage, multimédia, audiovisuel et communication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nformatiqu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elation client (accueil - relation client, commerce, vente)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Commerce, distribution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DUT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Techniques de commercialisation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Langues Etrangères appliquées - Affaires et commerce Anglais/allemend ou Anglais/espagno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/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nagement du point de vente - Commerce et services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nagement du point de vente - Commerce alimentaire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Champs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Responsable développement de projet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Champs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Responsable du développement commercial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Vente de produits et services énergétiques</text:p>
          </table:table-cell>
          <table:table-cell table:style-name="ce7" office:value-type="string" calcext:value-type="string">
            <text:p>IUT Marne-la-Vallée</text:p>
          </table:table-cell>
          <table:table-cell table:style-name="ce7" office:value-type="string" calcext:value-type="string">
            <text:p>IUT Champ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achats et des approvisionnement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anisation, management des services de l'automobile - Après-vent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commerce international - Anglais/allemand ou anglais/chinois ou anglais/espagno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1&amp;2 Langues Etrangères appliquées - Commerce international </text:p>
            <text:p>Anglais/Allemand ou Anglais/espagnol ou Anglais/chinoi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Marketing, publicité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arketing, vente - Innovation Design et Luxe (IDL)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Marketing, vente - Marketing et Management des Services (MMS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anté - Social – Sport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Médical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Philosophie - Éthique médicale et hospitalière appliqué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Philosophie - Humanités médicale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Ingénieurs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ilière Biotechnologies et e-santé</text:p>
          </table:table-cell>
          <table:table-cell table:style-name="ce6" office:value-type="string" calcext:value-type="string">
            <text:p>ESIEE PARIS</text:p>
          </table:table-cell>
          <table:table-cell table:style-name="ce6" office:value-type="string" calcext:value-type="string">
            <text:p>ESIEE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Paramédical 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Ostéopathe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iplôme d’Ostéopathe</text:p>
          </table:table-cell>
          <table:table-cell table:style-name="ce6" office:value-type="string" calcext:value-type="string">
            <text:p>ESO Paris</text:p>
          </table:table-cell>
          <table:table-cell table:style-name="ce6" office:value-type="string" calcext:value-type="string">
            <text:p>ES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Social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ociologie - Métiers du social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structures sanitaires et sociales - Management des structures sanitaires et médico-social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Organisations de l'Economie Sociale et Solidaire - Gestion des Organisations de l'Economie Sociale et Solidair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Economie Sociale et Solidaire - Santé, Protection et Economie Sociale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Sociale et Solidaire - Ingénierie de la Protection Sociale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Sociale et Solidaire - Insertion et Entrepreneuriat Sociale et Solidaire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Economie Sociale et Solidaire - Santé et médico-Social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ciences sociales - Conduite du changement, compétences et organisation (Macor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<text:s text:c="4"/>Sport</text:p>
          </table:table-cell>
          <table:covered-table-cell table:number-columns-repeated="2" table:style-name="ce2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STAP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TAPS - Education et motricité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TAPS - Management du sport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nimation, gestion et organisation des activités physiques et sportives - Activités Aquatiqu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anté, vieillissement et activités physiques adaptées - Santé, vieillissement et activités physiques adapté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ourisme et loisirs sportif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TAPS : Management du sport - Management des organisations sportives (MOS)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ciences sociales - Sport et sciences sociales 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Management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Management, ingénierie des services et patrimoines immobiliers (MIPI) </text:p>
          </table:table-cell>
          <table:table-cell table:style-name="ce3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L3 Economie et gestion - Management, Ingénierie des services et technologies de l'Information et de la Communication (MITIC) </text:p>
          </table:table-cell>
          <table:table-cell table:style-name="ce37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Management international </text:p>
          </table:table-cell>
          <table:table-cell table:style-name="ce37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Economie et gestion - Management commercial et de la relation client</text:p>
          </table:table-cell>
          <table:table-cell table:style-name="ce37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nagement du point de vente - Commerce et services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Meaux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nagement du point de vente - Commerce et alimentaire</text:p>
          </table:table-cell>
          <table:table-cell table:style-name="ce7" office:value-type="string" calcext:value-type="string">
            <text:p>IUT Marne-la-Vallée</text:p>
          </table:table-cell>
          <table:table-cell table:style-name="ce7" office:value-type="string" calcext:value-type="string">
            <text:p>IUT Champs 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Responsable développement de projet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Champs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Responsable du développement commercial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nagement opérationel des entreprises (MOE)</text:p>
          </table:table-cell>
          <table:table-cell table:style-name="ce7" office:value-type="string" calcext:value-type="string">
            <text:p>CFA Descartes</text:p>
            <text:p>IUT Marne-la-Vallée</text:p>
          </table:table-cell>
          <table:table-cell table:style-name="ce7" office:value-type="string" calcext:value-type="string">
            <text:p>CFA Descartes</text:p>
            <text:p>IUT Champs e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nagement et droit des affaires immobilières</text:p>
          </table:table-cell>
          <table:table-cell table:style-name="ce6" office:value-type="string" calcext:value-type="string">
            <text:p>IUT Marne-la-Vallée</text:p>
          </table:table-cell>
          <table:table-cell table:style-name="ce6" office:value-type="string" calcext:value-type="string">
            <text:p>IUT Meau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stion des structures sanitaires et sociales - Management des structures sanitaires et médico-social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design - Management de Projets en Communication et Industries Graphiques</text:p>
          </table:table-cell>
          <table:table-cell table:style-name="ce6" office:value-type="string" calcext:value-type="string">
            <text:p>UPEM </text:p>
          </table:table-cell>
          <table:table-cell table:style-name="ce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M1&amp;2 Management de l'Innovation - Management, Innovation de services et Patrimoines Immobiliers (MIPI)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13" office:value-type="string" calcext:value-type="string">
            <text:p>M1&amp;2 Management de l'Innovation - Management, Innovation de services et Technologies de I'Information et de la Communication (MITIC)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nagement - Gestion des organisations scolaires, GEDOS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nagement - Gestion des centres de formation d’apprentis, (GESCFA)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nagement - Gestion des entreprises sociales et solidaires, GES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TAPS : Management du sport - Management des organisations sportives (MOS)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Mathématiques – Statistiques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Mathématiques - Mathématiqueset informatique - Prépa Jean Moulin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L1 à L3 Mathématiques et informatique appliquées aux sciences humaines et sociales - Mathématiques appliquées et sciences sociales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professionnel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étiers du décisionnel et de la statistique - Décision et traitement de l'information (data-mining)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 Mathématiques et applications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thématiques et applications - Analyse et applications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Mathématiques et applications - Probabilités et Statistiques des nouvelles données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S</text:p>
          </table:table-cell>
          <table:covered-table-cell table:number-columns-repeated="2"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Licence générale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&amp;2 Géographie et aménagement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Géographie sociale et culturell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Géographie et aménagement - Etudes urbaines <text:s/>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Histoire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Histoire - Histoire, ville et cultur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1 à L3 Sociologi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ociologie - Métiers de l'entrepris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ociologie - Métiers de la ville et de l'environnement <text:s/>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L3 Sociologie - Métiers du social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Master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Intitulé Formation</text:p>
          </table:table-cell>
          <table:table-cell table:style-name="ce5" office:value-type="string" calcext:value-type="string">
            <text:p>école </text:p>
          </table:table-cell>
          <table:table-cell table:style-name="ce5" office:value-type="string" calcext:value-type="string">
            <text:p>Bâtiment 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2 Histoire - Ville, pouvoirs et sociétés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1&amp;2 Science politique - Métiers du politique </text:p>
          </table:table-cell>
          <table:table-cell table:style-name="ce16" office:value-type="string" calcext:value-type="string">
            <text:p>UPEM </text:p>
          </table:table-cell>
          <table:table-cell table:style-name="ce16" office:value-type="string" calcext:value-type="string">
            <text:p>Bois de l'Ét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Compagnons du devoir et du tour de France</text:p>
          </table:table-cell>
          <table:covered-table-cell table:number-columns-repeated="2" table:style-name="ce2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'Association ouvrière des Compagnons du Devoir et du Tour de France ne délivre pas de diplômes.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Elle offre la possibilité d'entreprendre une formation initiale de 15 à 25 a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-delà de 25 ans, les formations initiales ci-dessus sont accessibles en formation continu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AP pour les métiers de :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6" office:value-type="string" calcext:value-type="string">
            <text:p>- boulanger</text:p>
          </table:table-cell>
          <table:table-cell table:style-name="ce38" office:value-type="string" calcext:value-type="string" table:number-columns-spanned="1" table:number-rows-spanned="11">
            <text:p>Compagnons du devoir et du tour de France</text:p>
          </table:table-cell>
          <table:table-cell table:style-name="ce38" office:value-type="string" calcext:value-type="string" table:number-columns-spanned="1" table:number-rows-spanned="11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- carreleu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carross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charpent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chaudronn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cordonn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couvreu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ébéniste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maçon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maroquin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menuis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métallier</text:p>
          </table:table-cell>
          <table:table-cell table:style-name="ce38" office:value-type="string" calcext:value-type="string" table:number-columns-spanned="1" table:number-rows-spanned="10">
            <text:p>Compagnons du devoir et du tour de France</text:p>
          </table:table-cell>
          <table:table-cell table:style-name="ce38" office:value-type="string" calcext:value-type="string" table:number-columns-spanned="1" table:number-rows-spanned="10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- pâtiss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peintre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plâtr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plomb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sell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solier</text:p>
          </table:table-cell>
          <table:covered-table-cell table:number-columns-repeated="2" table:style-name="ce38"/>
          <table:table-cell table:number-columns-repeated="1021"/>
        </table:table-row>
        <table:table-row table:style-name="ro7">
          <table:table-cell table:style-name="ce6" office:value-type="string" calcext:value-type="string">
            <text:p>- tailleur de pierre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tapiss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style-name="ce6" office:value-type="string" calcext:value-type="string">
            <text:p>- tonnelier</text:p>
          </table:table-cell>
          <table:covered-table-cell table:number-columns-repeated="2" table:style-name="ce3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BAC PRO pour les métiers de : </text:p>
          </table:table-cell>
          <table:covered-table-cell table:number-columns-repeated="2"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16" office:value-type="string" calcext:value-type="string">
            <text:p>- carrossier</text:p>
          </table:table-cell>
          <table:table-cell table:style-name="ce38" office:value-type="string" calcext:value-type="string" table:number-columns-spanned="1" table:number-rows-spanned="6">
            <text:p>Compagnons du devoir et du tour de France</text:p>
          </table:table-cell>
          <table:table-cell table:style-name="ce38" office:value-type="string" calcext:value-type="string" table:number-columns-spanned="1" table:number-rows-spanned="6">
            <text:p>Compagnons du devoir et du tour de Franc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- chaudronnier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16" office:value-type="string" calcext:value-type="string">
            <text:p>- électrotechnicien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16" office:value-type="string" calcext:value-type="string">
            <text:p>- mécanicien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16" office:value-type="string" calcext:value-type="string">
            <text:p>- mécanicien de précision</text:p>
          </table:table-cell>
          <table:covered-table-cell table:number-columns-repeated="2" table:style-name="ce39"/>
          <table:table-cell table:number-columns-repeated="1021"/>
        </table:table-row>
        <table:table-row table:style-name="ro1">
          <table:table-cell table:style-name="ce16" office:value-type="string" calcext:value-type="string">
            <text:p>- plombier</text:p>
          </table:table-cell>
          <table:covered-table-cell table:number-columns-repeated="2" table:style-name="ce40"/>
          <table:table-cell table:number-columns-repeated="1021"/>
        </table:table-row>
        <table:table-row table:style-name="ro1" table:number-rows-repeated="10476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1.$A$1" table:cell-range-address="$Feuil1.$A$1:.$C$939" table:range-usable-as="print-range"/>
          <table:named-range table:name="_xlnm._FilterDatabase" table:base-cell-address="$Feuil1.$A$1" table:cell-range-address="$Feuil1.$A$1:.$C$1"/>
        </table:named-expressions>
      </table:table>
      <table:named-expressions/>
      <table:database-ranges>
        <table:database-range table:name="__Anonymous_Sheet_DB__0" table:target-range-address="Feuil1.A1:Feuil1.C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(Corps)_x0000_" svg:font-family="'Calibri (Corps)_x0000_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8.01mm" fo:margin-left="6mm" fo:margin-right="6mm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01mm" fo:margin-left="0mm" fo:margin-right="0mm" fo:margin-top="6.0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 (Corps)_x0000_" fo:font-size="14pt" fo:font-style="normal" fo:text-shadow="none" style:text-underline-style="none" fo:font-weight="normal" style:font-size-asian="14pt" style:font-style-asian="normal" style:font-weight-asian="normal" style:font-name-complex="Calibri (Corps)_x0000_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print-date>2019-01-31T12:30:41</meta:print-date>
    <meta:creation-date>2019-01-24T09:21:09</meta:creation-date>
    <dc:date>2019-03-18T10:26:12.107532574</dc:date>
    <meta:generator>LibreOffice/6.0.7.3$Linux_X86_64 LibreOffice_project/00m0$Build-3</meta:generator>
    <meta:editing-duration>PT48M49S</meta:editing-duration>
    <meta:editing-cycles>1</meta:editing-cycles>
    <meta:document-statistic meta:table-count="1" meta:cell-count="15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